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nb" fo:country="NO" officeooo:rsid="0001afc6" officeooo:paragraph-rsid="0001afc6" style:font-size-asian="10.5pt"/>
    </style:style>
    <style:style style:name="P2" style:family="paragraph" style:parent-style-name="Standard">
      <style:text-properties fo:language="nb" fo:country="NO" officeooo:rsid="0004c241" officeooo:paragraph-rsid="0004c241" style:font-size-asian="10.5pt"/>
    </style:style>
    <style:style style:name="P3" style:family="paragraph" style:parent-style-name="Standard">
      <style:text-properties fo:language="nb" fo:country="NO" officeooo:rsid="00066f2f" officeooo:paragraph-rsid="00066f2f" style:font-size-asian="10.5pt"/>
    </style:style>
    <style:style style:name="P4" style:family="paragraph" style:parent-style-name="Standard">
      <style:text-properties fo:language="nb" fo:country="NO" officeooo:rsid="000704de" officeooo:paragraph-rsid="000704de" style:font-size-asian="10.5pt"/>
    </style:style>
    <style:style style:name="P5" style:family="paragraph" style:parent-style-name="Standard">
      <style:text-properties fo:language="nb" fo:country="NO" officeooo:rsid="000483e9" officeooo:paragraph-rsid="0001afc6" style:font-size-asian="10.5pt"/>
    </style:style>
    <style:style style:name="P6" style:family="paragraph" style:parent-style-name="Standard">
      <style:text-properties fo:language="nb" fo:country="NO" officeooo:rsid="000483e9" officeooo:paragraph-rsid="000483e9" style:font-size-asian="10.5pt"/>
    </style:style>
    <style:style style:name="P7" style:family="paragraph" style:parent-style-name="Standard">
      <style:text-properties fo:language="nb" fo:country="NO" officeooo:rsid="000c793b" officeooo:paragraph-rsid="000c793b" style:font-size-asian="10.5pt"/>
    </style:style>
    <style:style style:name="P8" style:family="paragraph" style:parent-style-name="Standard">
      <style:text-properties fo:language="nb" fo:country="NO" officeooo:rsid="000cc09e" officeooo:paragraph-rsid="000cc09e" style:font-size-asian="10.5pt"/>
    </style:style>
    <style:style style:name="P9" style:family="paragraph" style:parent-style-name="Standard">
      <style:text-properties fo:language="nb" fo:country="NO" officeooo:rsid="00183958" officeooo:paragraph-rsid="00183958" style:font-size-asian="10.5pt"/>
    </style:style>
    <style:style style:name="P10" style:family="paragraph" style:parent-style-name="Standard">
      <style:text-properties fo:language="nb" fo:country="NO" officeooo:rsid="001d74d0" officeooo:paragraph-rsid="001d74d0" style:font-size-asian="10.5pt"/>
    </style:style>
    <style:style style:name="P11" style:family="paragraph" style:parent-style-name="Standard">
      <style:text-properties fo:language="nb" fo:country="NO" officeooo:rsid="001e37f4" officeooo:paragraph-rsid="001e37f4" style:font-size-asian="10.5pt"/>
    </style:style>
    <style:style style:name="P12" style:family="paragraph" style:parent-style-name="Standard">
      <style:text-properties fo:language="nb" fo:country="NO" officeooo:rsid="0020a0ae" officeooo:paragraph-rsid="0020a0ae" style:font-size-asian="10.5pt"/>
    </style:style>
    <style:style style:name="P13" style:family="paragraph" style:parent-style-name="Standard">
      <style:text-properties fo:language="nb" fo:country="NO" officeooo:rsid="0021c1af" officeooo:paragraph-rsid="0021c1af" style:font-size-asian="10.5pt"/>
    </style:style>
    <style:style style:name="P14" style:family="paragraph" style:parent-style-name="Standard">
      <style:text-properties fo:language="nb" fo:country="NO" officeooo:rsid="00266b5c" officeooo:paragraph-rsid="00266b5c" style:font-size-asian="10.5pt"/>
    </style:style>
    <style:style style:name="P15" style:family="paragraph" style:parent-style-name="Standard">
      <style:text-properties fo:language="nb" fo:country="NO" officeooo:rsid="002ac283" officeooo:paragraph-rsid="002ac283" style:font-size-asian="10.5pt"/>
    </style:style>
    <style:style style:name="P16" style:family="paragraph" style:parent-style-name="Standard">
      <style:text-properties fo:language="nb" fo:country="NO" officeooo:rsid="002e3eed" officeooo:paragraph-rsid="002e3eed" style:font-size-asian="10.5pt"/>
    </style:style>
    <style:style style:name="P17" style:family="paragraph" style:parent-style-name="Standard">
      <style:text-properties fo:language="nb" fo:country="NO" officeooo:rsid="00369cde" officeooo:paragraph-rsid="003d1bee" style:font-size-asian="10.5pt"/>
    </style:style>
    <style:style style:name="P18" style:family="paragraph" style:parent-style-name="Standard">
      <style:text-properties fo:language="nb" fo:country="NO" officeooo:rsid="003d1bee" officeooo:paragraph-rsid="003d1bee" style:font-size-asian="10.5pt"/>
    </style:style>
    <style:style style:name="P19" style:family="paragraph" style:parent-style-name="Standard">
      <style:text-properties fo:language="nb" fo:country="NO" officeooo:rsid="003e9927" officeooo:paragraph-rsid="003e9927" style:font-size-asian="10.5pt"/>
    </style:style>
    <style:style style:name="P20" style:family="paragraph" style:parent-style-name="Standard">
      <style:text-properties fo:language="nb" fo:country="NO" officeooo:rsid="00402e37" officeooo:paragraph-rsid="00402e37" style:font-size-asian="10.5pt"/>
    </style:style>
    <style:style style:name="P21" style:family="paragraph" style:parent-style-name="Standard">
      <style:text-properties fo:language="nb" fo:country="NO" fo:font-weight="bold" officeooo:rsid="0029c92d" officeooo:paragraph-rsid="0029c92d" style:font-size-asian="10.5pt" style:font-weight-asian="bold" style:font-weight-complex="bold"/>
    </style:style>
    <style:style style:name="P22" style:family="paragraph" style:parent-style-name="Standard" style:list-style-name="L1">
      <style:text-properties fo:language="nb" fo:country="NO" officeooo:rsid="000483e9" officeooo:paragraph-rsid="000483e9" style:font-size-asian="10.5pt"/>
    </style:style>
    <style:style style:name="P23" style:family="paragraph" style:parent-style-name="Standard" style:list-style-name="L2">
      <style:text-properties fo:language="nb" fo:country="NO" officeooo:rsid="000483e9" officeooo:paragraph-rsid="000483e9" style:font-size-asian="10.5pt"/>
    </style:style>
    <style:style style:name="P24" style:family="paragraph" style:parent-style-name="Standard" style:list-style-name="L3">
      <style:text-properties fo:language="nb" fo:country="NO" officeooo:rsid="000483e9" officeooo:paragraph-rsid="000483e9" style:font-size-asian="10.5pt"/>
    </style:style>
    <style:style style:name="P25" style:family="paragraph" style:parent-style-name="Standard" style:list-style-name="L4">
      <style:text-properties fo:language="nb" fo:country="NO" officeooo:rsid="000483e9" officeooo:paragraph-rsid="000483e9" style:font-size-asian="10.5pt"/>
    </style:style>
    <style:style style:name="P26" style:family="paragraph" style:parent-style-name="Standard" style:list-style-name="L5">
      <style:text-properties fo:language="nb" fo:country="NO" officeooo:rsid="000483e9" officeooo:paragraph-rsid="000483e9" style:font-size-asian="10.5pt"/>
    </style:style>
    <style:style style:name="P27" style:family="paragraph" style:parent-style-name="Standard" style:list-style-name="L6">
      <style:text-properties fo:language="nb" fo:country="NO" officeooo:rsid="000483e9" officeooo:paragraph-rsid="000483e9" style:font-size-asian="10.5pt"/>
    </style:style>
    <style:style style:name="P28" style:family="paragraph" style:parent-style-name="Standard" style:list-style-name="L7">
      <style:text-properties fo:language="nb" fo:country="NO" officeooo:rsid="0004c241" officeooo:paragraph-rsid="0004c241" style:font-size-asian="10.5pt"/>
    </style:style>
    <style:style style:name="P29" style:family="paragraph" style:parent-style-name="Standard" style:list-style-name="L8">
      <style:text-properties fo:language="nb" fo:country="NO" officeooo:rsid="0004c241" officeooo:paragraph-rsid="0004c241" style:font-size-asian="10.5pt"/>
    </style:style>
    <style:style style:name="P30" style:family="paragraph" style:parent-style-name="Standard" style:list-style-name="L8">
      <style:text-properties fo:language="nb" fo:country="NO" officeooo:rsid="0004c241" officeooo:paragraph-rsid="000c793b" style:font-size-asian="10.5pt"/>
    </style:style>
    <style:style style:name="P31" style:family="paragraph" style:parent-style-name="Standard" style:list-style-name="L9">
      <style:text-properties fo:language="nb" fo:country="NO" officeooo:rsid="0004c241" officeooo:paragraph-rsid="0004c241" style:font-size-asian="10.5pt"/>
    </style:style>
    <style:style style:name="P32" style:family="paragraph" style:parent-style-name="Standard" style:list-style-name="L8">
      <style:text-properties fo:language="nb" fo:country="NO" officeooo:rsid="000c793b" officeooo:paragraph-rsid="000c793b" style:font-size-asian="10.5pt"/>
    </style:style>
    <style:style style:name="P33" style:family="paragraph" style:parent-style-name="Standard" style:list-style-name="L11">
      <style:text-properties fo:language="nb" fo:country="NO" officeooo:rsid="000c793b" officeooo:paragraph-rsid="000c793b" style:font-size-asian="10.5pt"/>
    </style:style>
    <style:style style:name="P34" style:family="paragraph" style:parent-style-name="Standard" style:list-style-name="L10">
      <style:text-properties fo:language="nb" fo:country="NO" officeooo:rsid="00066f2f" officeooo:paragraph-rsid="00066f2f" style:font-size-asian="10.5pt"/>
    </style:style>
    <style:style style:name="P35" style:family="paragraph" style:parent-style-name="Standard" style:list-style-name="L10">
      <style:text-properties fo:language="nb" fo:country="NO" officeooo:rsid="000cc09e" officeooo:paragraph-rsid="000cc09e" style:font-size-asian="10.5pt"/>
    </style:style>
    <style:style style:name="P36" style:family="paragraph" style:parent-style-name="Standard" style:list-style-name="L12">
      <style:text-properties fo:language="nb" fo:country="NO" officeooo:rsid="000cc09e" officeooo:paragraph-rsid="000cc09e" style:font-size-asian="10.5pt"/>
    </style:style>
    <style:style style:name="P37" style:family="paragraph" style:parent-style-name="Standard" style:list-style-name="L10">
      <style:text-properties fo:language="nb" fo:country="NO" officeooo:rsid="0008f8af" officeooo:paragraph-rsid="0008f8af" style:font-size-asian="10.5pt"/>
    </style:style>
    <style:style style:name="P38" style:family="paragraph" style:parent-style-name="Standard" style:list-style-name="L11">
      <style:text-properties fo:language="nb" fo:country="NO" officeooo:rsid="0008f8af" officeooo:paragraph-rsid="0008f8af" style:font-size-asian="10.5pt"/>
    </style:style>
    <style:style style:name="P39" style:family="paragraph" style:parent-style-name="Standard" style:list-style-name="L11">
      <style:text-properties fo:language="nb" fo:country="NO" officeooo:rsid="000704de" officeooo:paragraph-rsid="000704de" style:font-size-asian="10.5pt"/>
    </style:style>
    <style:style style:name="P40" style:family="paragraph" style:parent-style-name="Standard" style:list-style-name="L11">
      <style:text-properties fo:language="nb" fo:country="NO" officeooo:rsid="000715d8" officeooo:paragraph-rsid="000715d8" style:font-size-asian="10.5pt"/>
    </style:style>
    <style:style style:name="P41" style:family="paragraph" style:parent-style-name="Standard" style:list-style-name="L11">
      <style:text-properties fo:language="nb" fo:country="NO" officeooo:rsid="000b4d3d" officeooo:paragraph-rsid="000b4d3d" style:font-size-asian="10.5pt"/>
    </style:style>
    <style:style style:name="P42" style:family="paragraph" style:parent-style-name="Standard" style:list-style-name="L12">
      <style:text-properties fo:language="nb" fo:country="NO" officeooo:rsid="000fd300" officeooo:paragraph-rsid="000fd300" style:font-size-asian="10.5pt"/>
    </style:style>
    <style:style style:name="P43" style:family="paragraph" style:parent-style-name="Standard" style:list-style-name="L12">
      <style:text-properties fo:language="nb" fo:country="NO" officeooo:rsid="0012844f" officeooo:paragraph-rsid="0012844f" style:font-size-asian="10.5pt"/>
    </style:style>
    <style:style style:name="P44" style:family="paragraph" style:parent-style-name="Standard" style:list-style-name="L12">
      <style:text-properties fo:language="nb" fo:country="NO" officeooo:rsid="000e6b8b" officeooo:paragraph-rsid="000e6b8b" style:font-size-asian="10.5pt"/>
    </style:style>
    <style:style style:name="P45" style:family="paragraph" style:parent-style-name="Standard" style:list-style-name="L12">
      <style:text-properties fo:language="nb" fo:country="NO" officeooo:rsid="000f6a4a" officeooo:paragraph-rsid="000f6a4a" style:font-size-asian="10.5pt"/>
    </style:style>
    <style:style style:name="P46" style:family="paragraph" style:parent-style-name="Standard" style:list-style-name="L12">
      <style:text-properties fo:language="nb" fo:country="NO" officeooo:rsid="000fc5d1" officeooo:paragraph-rsid="000fc5d1" style:font-size-asian="10.5pt"/>
    </style:style>
    <style:style style:name="P47" style:family="paragraph" style:parent-style-name="Standard" style:list-style-name="L12">
      <style:text-properties fo:language="nb" fo:country="NO" officeooo:rsid="001374e0" officeooo:paragraph-rsid="001374e0" style:font-size-asian="10.5pt"/>
    </style:style>
    <style:style style:name="P48" style:family="paragraph" style:parent-style-name="Standard" style:list-style-name="L12">
      <style:text-properties fo:language="nb" fo:country="NO" officeooo:rsid="0014b337" officeooo:paragraph-rsid="0014b337" style:font-size-asian="10.5pt"/>
    </style:style>
    <style:style style:name="P49" style:family="paragraph" style:parent-style-name="Standard" style:list-style-name="L12">
      <style:text-properties fo:language="nb" fo:country="NO" officeooo:rsid="0015ab41" officeooo:paragraph-rsid="0015ab41" style:font-size-asian="10.5pt"/>
    </style:style>
    <style:style style:name="P50" style:family="paragraph" style:parent-style-name="Standard" style:list-style-name="L13">
      <style:text-properties fo:language="nb" fo:country="NO" officeooo:rsid="00183958" officeooo:paragraph-rsid="00183958" style:font-size-asian="10.5pt"/>
    </style:style>
    <style:style style:name="P51" style:family="paragraph" style:parent-style-name="Standard" style:list-style-name="L13">
      <style:text-properties fo:language="nb" fo:country="NO" officeooo:rsid="001b5474" officeooo:paragraph-rsid="001b5474" style:font-size-asian="10.5pt"/>
    </style:style>
    <style:style style:name="P52" style:family="paragraph" style:parent-style-name="Standard" style:list-style-name="L13">
      <style:text-properties fo:language="nb" fo:country="NO" officeooo:rsid="001c7b0f" officeooo:paragraph-rsid="001c7b0f" style:font-size-asian="10.5pt"/>
    </style:style>
    <style:style style:name="P53" style:family="paragraph" style:parent-style-name="Standard" style:list-style-name="L14">
      <style:text-properties fo:language="nb" fo:country="NO" officeooo:rsid="00266b5c" officeooo:paragraph-rsid="00266b5c" style:font-size-asian="10.5pt"/>
    </style:style>
    <style:style style:name="P54" style:family="paragraph" style:parent-style-name="Standard" style:list-style-name="L15">
      <style:text-properties fo:language="nb" fo:country="NO" officeooo:rsid="001e37f4" officeooo:paragraph-rsid="001e37f4" style:font-size-asian="10.5pt"/>
    </style:style>
    <style:style style:name="P55" style:family="paragraph" style:parent-style-name="Standard" style:list-style-name="L16">
      <style:text-properties fo:language="nb" fo:country="NO" officeooo:rsid="001ff855" officeooo:paragraph-rsid="001ff855" style:font-size-asian="10.5pt"/>
    </style:style>
    <style:style style:name="P56" style:family="paragraph" style:parent-style-name="Standard" style:list-style-name="L16">
      <style:text-properties fo:language="nb" fo:country="NO" officeooo:rsid="0020a0ae" officeooo:paragraph-rsid="0020a0ae" style:font-size-asian="10.5pt"/>
    </style:style>
    <style:style style:name="P57" style:family="paragraph" style:parent-style-name="Standard" style:list-style-name="L17">
      <style:text-properties fo:language="nb" fo:country="NO" officeooo:rsid="0020a0ae" officeooo:paragraph-rsid="0020a0ae" style:font-size-asian="10.5pt"/>
    </style:style>
    <style:style style:name="P58" style:family="paragraph" style:parent-style-name="Standard" style:list-style-name="L18">
      <style:text-properties fo:language="nb" fo:country="NO" officeooo:rsid="0020a0ae" officeooo:paragraph-rsid="0020a0ae" style:font-size-asian="10.5pt"/>
    </style:style>
    <style:style style:name="P59" style:family="paragraph" style:parent-style-name="Standard" style:list-style-name="L18">
      <style:text-properties fo:language="nb" fo:country="NO" officeooo:rsid="0021c1af" officeooo:paragraph-rsid="0021c1af" style:font-size-asian="10.5pt"/>
    </style:style>
    <style:style style:name="P60" style:family="paragraph" style:parent-style-name="Standard" style:list-style-name="L19">
      <style:text-properties fo:language="nb" fo:country="NO" officeooo:rsid="0021c1af" officeooo:paragraph-rsid="0021c1af" style:font-size-asian="10.5pt"/>
    </style:style>
    <style:style style:name="P61" style:family="paragraph" style:parent-style-name="Standard" style:list-style-name="L19">
      <style:text-properties fo:language="nb" fo:country="NO" officeooo:rsid="00238e1f" officeooo:paragraph-rsid="00238e1f" style:font-size-asian="10.5pt"/>
    </style:style>
    <style:style style:name="P62" style:family="paragraph" style:parent-style-name="Standard" style:list-style-name="L20">
      <style:text-properties fo:language="nb" fo:country="NO" officeooo:rsid="00279f90" officeooo:paragraph-rsid="00279f90" style:font-size-asian="10.5pt"/>
    </style:style>
    <style:style style:name="P63" style:family="paragraph" style:parent-style-name="Standard" style:list-style-name="L21">
      <style:text-properties fo:language="nb" fo:country="NO" officeooo:rsid="002ac283" officeooo:paragraph-rsid="002ac283" style:font-size-asian="10.5pt"/>
    </style:style>
    <style:style style:name="P64" style:family="paragraph" style:parent-style-name="Standard" style:list-style-name="L22">
      <style:text-properties fo:language="nb" fo:country="NO" officeooo:rsid="002ac283" officeooo:paragraph-rsid="002ac283" style:font-size-asian="10.5pt"/>
    </style:style>
    <style:style style:name="P65" style:family="paragraph" style:parent-style-name="Standard" style:list-style-name="L22">
      <style:text-properties fo:language="nb" fo:country="NO" officeooo:rsid="002c4c27" officeooo:paragraph-rsid="002c4c27" style:font-size-asian="10.5pt"/>
    </style:style>
    <style:style style:name="P66" style:family="paragraph" style:parent-style-name="Standard" style:list-style-name="L22">
      <style:text-properties fo:language="nb" fo:country="NO" officeooo:rsid="002e3eed" officeooo:paragraph-rsid="002e3eed" style:font-size-asian="10.5pt"/>
    </style:style>
    <style:style style:name="P67" style:family="paragraph" style:parent-style-name="Standard" style:list-style-name="L23">
      <style:text-properties fo:language="nb" fo:country="NO" officeooo:rsid="002e3eed" officeooo:paragraph-rsid="002e3eed" style:font-size-asian="10.5pt"/>
    </style:style>
    <style:style style:name="P68" style:family="paragraph" style:parent-style-name="Standard" style:list-style-name="L23">
      <style:text-properties fo:language="nb" fo:country="NO" officeooo:rsid="002f8d69" officeooo:paragraph-rsid="002f8d69" style:font-size-asian="10.5pt"/>
    </style:style>
    <style:style style:name="P69" style:family="paragraph" style:parent-style-name="Standard" style:list-style-name="L23">
      <style:text-properties fo:language="nb" fo:country="NO" officeooo:rsid="00314031" officeooo:paragraph-rsid="00314031" style:font-size-asian="10.5pt"/>
    </style:style>
    <style:style style:name="P70" style:family="paragraph" style:parent-style-name="Standard" style:list-style-name="L23">
      <style:text-properties fo:language="nb" fo:country="NO" officeooo:rsid="003248d3" officeooo:paragraph-rsid="003248d3" style:font-size-asian="10.5pt"/>
    </style:style>
    <style:style style:name="P71" style:family="paragraph" style:parent-style-name="Standard" style:list-style-name="L23">
      <style:text-properties fo:language="nb" fo:country="NO" officeooo:rsid="0033d076" officeooo:paragraph-rsid="0033d076" style:font-size-asian="10.5pt"/>
    </style:style>
    <style:style style:name="P72" style:family="paragraph" style:parent-style-name="Standard" style:list-style-name="L23">
      <style:text-properties fo:language="nb" fo:country="NO" officeooo:rsid="00355d61" officeooo:paragraph-rsid="00355d61" style:font-size-asian="10.5pt"/>
    </style:style>
    <style:style style:name="P73" style:family="paragraph" style:parent-style-name="Standard" style:list-style-name="L23">
      <style:text-properties fo:language="nb" fo:country="NO" officeooo:rsid="00369cde" officeooo:paragraph-rsid="00369cde" style:font-size-asian="10.5pt"/>
    </style:style>
    <style:style style:name="P74" style:family="paragraph" style:parent-style-name="Standard" style:list-style-name="L23">
      <style:text-properties fo:language="nb" fo:country="NO" officeooo:rsid="00369cde" officeooo:paragraph-rsid="0037bca6" style:font-size-asian="10.5pt"/>
    </style:style>
    <style:style style:name="P75" style:family="paragraph" style:parent-style-name="Standard" style:list-style-name="L23">
      <style:text-properties fo:language="nb" fo:country="NO" officeooo:rsid="0037bca6" officeooo:paragraph-rsid="0037bca6" style:font-size-asian="10.5pt"/>
    </style:style>
    <style:style style:name="P76" style:family="paragraph" style:parent-style-name="Standard" style:list-style-name="L23">
      <style:text-properties fo:language="nb" fo:country="NO" officeooo:rsid="0037bca6" officeooo:paragraph-rsid="00388f13" style:font-size-asian="10.5pt"/>
    </style:style>
    <style:style style:name="P77" style:family="paragraph" style:parent-style-name="Standard" style:list-style-name="L23">
      <style:text-properties fo:language="nb" fo:country="NO" officeooo:rsid="00388f13" officeooo:paragraph-rsid="003a87d1" style:font-size-asian="10.5pt"/>
    </style:style>
    <style:style style:name="P78" style:family="paragraph" style:parent-style-name="Standard" style:list-style-name="L23">
      <style:text-properties fo:language="nb" fo:country="NO" officeooo:rsid="003a87d1" officeooo:paragraph-rsid="003a87d1" style:font-size-asian="10.5pt"/>
    </style:style>
    <style:style style:name="P79" style:family="paragraph" style:parent-style-name="Standard" style:list-style-name="L23">
      <style:text-properties fo:language="nb" fo:country="NO" officeooo:rsid="003a87d1" officeooo:paragraph-rsid="003bb821" style:font-size-asian="10.5pt"/>
    </style:style>
    <style:style style:name="P80" style:family="paragraph" style:parent-style-name="Standard" style:list-style-name="L23">
      <style:text-properties fo:language="nb" fo:country="NO" officeooo:rsid="003bb821" officeooo:paragraph-rsid="003bb821" style:font-size-asian="10.5pt"/>
    </style:style>
    <style:style style:name="P81" style:family="paragraph" style:parent-style-name="Standard" style:list-style-name="L23">
      <style:text-properties fo:language="nb" fo:country="NO" officeooo:rsid="003bb821" officeooo:paragraph-rsid="003d1bee" style:font-size-asian="10.5pt"/>
    </style:style>
    <style:style style:name="P82" style:family="paragraph" style:parent-style-name="Standard">
      <style:text-properties fo:language="nb" fo:country="NO" officeooo:rsid="003bb821" officeooo:paragraph-rsid="003d1bee" style:font-size-asian="10.5pt"/>
    </style:style>
    <style:style style:name="P83" style:family="paragraph" style:parent-style-name="Standard" style:list-style-name="L24">
      <style:text-properties fo:language="nb" fo:country="NO" officeooo:rsid="003d1bee" officeooo:paragraph-rsid="003d1bee" style:font-size-asian="10.5pt"/>
    </style:style>
    <style:style style:name="P84" style:family="paragraph" style:parent-style-name="Standard" style:list-style-name="L24">
      <style:text-properties fo:language="nb" fo:country="NO" officeooo:rsid="003e9927" officeooo:paragraph-rsid="003e9927" style:font-size-asian="10.5pt"/>
    </style:style>
    <style:style style:name="P85" style:family="paragraph" style:parent-style-name="Standard" style:list-style-name="L25">
      <style:text-properties fo:language="nb" fo:country="NO" officeooo:rsid="003e9927" officeooo:paragraph-rsid="003e9927" style:font-size-asian="10.5pt"/>
    </style:style>
    <style:style style:name="P86" style:family="paragraph" style:parent-style-name="Standard" style:list-style-name="L26">
      <style:text-properties fo:language="nb" fo:country="NO" officeooo:rsid="003e9927" officeooo:paragraph-rsid="003e9927" style:font-size-asian="10.5pt"/>
    </style:style>
    <style:style style:name="P87" style:family="paragraph" style:parent-style-name="Standard" style:list-style-name="L27">
      <style:text-properties fo:language="nb" fo:country="NO" officeooo:rsid="003e9927" officeooo:paragraph-rsid="003e9927" style:font-size-asian="10.5pt"/>
    </style:style>
    <style:style style:name="P88" style:family="paragraph" style:parent-style-name="Standard">
      <style:text-properties fo:language="nb" fo:country="NO" officeooo:rsid="00402e37" officeooo:paragraph-rsid="00402e37" style:font-size-asian="10.5pt"/>
    </style:style>
    <style:style style:name="P89" style:family="paragraph" style:parent-style-name="Standard">
      <style:text-properties fo:language="nb" fo:country="NO" officeooo:rsid="0046a607" officeooo:paragraph-rsid="0046a607" style:font-size-asian="10.5pt"/>
    </style:style>
    <style:style style:name="P90" style:family="paragraph" style:parent-style-name="Standard" style:list-style-name="L28"/>
    <style:style style:name="P91" style:family="paragraph" style:parent-style-name="Standard" style:list-style-name="L28">
      <style:text-properties officeooo:rsid="0046a607" officeooo:paragraph-rsid="0046a607"/>
    </style:style>
    <style:style style:name="T1" style:family="text">
      <style:text-properties officeooo:rsid="000b4d3d"/>
    </style:style>
    <style:style style:name="T2" style:family="text">
      <style:text-properties officeooo:rsid="000f6a4a"/>
    </style:style>
    <style:style style:name="T3" style:family="text">
      <style:text-properties officeooo:rsid="000fc5d1"/>
    </style:style>
    <style:style style:name="T4" style:family="text">
      <style:text-properties officeooo:rsid="001981e1"/>
    </style:style>
    <style:style style:name="T5" style:family="text">
      <style:text-properties officeooo:rsid="001c7b0f"/>
    </style:style>
    <style:style style:name="T6" style:family="text">
      <style:text-properties officeooo:rsid="001e37f4"/>
    </style:style>
    <style:style style:name="T7" style:family="text">
      <style:text-properties officeooo:rsid="001ff855"/>
    </style:style>
    <style:style style:name="T8" style:family="text">
      <style:text-properties officeooo:rsid="002ac283"/>
    </style:style>
    <style:style style:name="T9" style:family="text">
      <style:text-properties officeooo:rsid="00355d61"/>
    </style:style>
    <style:style style:name="T10" style:family="text">
      <style:text-properties officeooo:rsid="003bb821"/>
    </style:style>
    <style:style style:name="T11" style:family="text">
      <style:text-properties officeooo:rsid="003e9927"/>
    </style:style>
    <style:style style:name="T12" style:family="text">
      <style:text-properties officeooo:rsid="00419c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urosentrisme</text:p>
      <text:list xml:id="list109386402941995292" text:style-name="L1">
        <text:list-item>
          <text:p text:style-name="P22">Sett fra et europeisk ståsted</text:p>
        </text:list-item>
      </text:list>
      <text:p text:style-name="P6"/>
      <text:p text:style-name="P6">Thales</text:p>
      <text:list xml:id="list2879592716282000438" text:style-name="L2">
        <text:list-item>
          <text:p text:style-name="P23">625-445 f.kr</text:p>
        </text:list-item>
        <text:list-item>
          <text:p text:style-name="P23">Kjent som filosofiens far</text:p>
        </text:list-item>
        <text:list-item>
          <text:p text:style-name="P23">Ikke pensum</text:p>
        </text:list-item>
        <text:list-item>
          <text:p text:style-name="P23">Mythos -&gt; Logos</text:p>
          <text:list>
            <text:list-item>
              <text:p text:style-name="P23">Brudd med mytisk tenkning</text:p>
            </text:list-item>
            <text:list-item>
              <text:p text:style-name="P23">I mytisk tenkning er det lite skille mellom samfunn og natur</text:p>
              <text:list>
                <text:list-item>
                  <text:p text:style-name="P23">Mythos er antropomorfisme</text:p>
                </text:list-item>
                <text:list-item>
                  <text:p text:style-name="P23">F.eks Når det tordner er en gud sint</text:p>
                </text:list-item>
                <text:list-item>
                  <text:p text:style-name="P23">Kan ikke forstås, kan ikke ha vitenskap</text:p>
                </text:list-item>
              </text:list>
            </text:list-item>
          </text:list>
        </text:list-item>
        <text:list-item>
          <text:p text:style-name="P23">Thales mener verden kan forståes</text:p>
          <text:list>
            <text:list-item>
              <text:p text:style-name="P23">Bruker natur for å forklare natur, ikke guder</text:p>
            </text:list-item>
            <text:list-item>
              <text:p text:style-name="P23">Naturen er forståelig</text:p>
            </text:list-item>
            <text:list-item>
              <text:p text:style-name="P23">Naturen er strukturert</text:p>
            </text:list-item>
          </text:list>
        </text:list-item>
        <text:list-item>
          <text:p text:style-name="P23">Alt er vann</text:p>
          <text:list>
            <text:list-item>
              <text:p text:style-name="P23">Kan endre form</text:p>
              <text:list>
                <text:list-item>
                  <text:p text:style-name="P23">Flytende, fast, gass</text:p>
                </text:list-item>
              </text:list>
            </text:list-item>
          </text:list>
        </text:list-item>
      </text:list>
      <text:p text:style-name="P6"/>
      <text:p text:style-name="P6">Anaximenes</text:p>
      <text:list xml:id="list6833110760470262552" text:style-name="L3">
        <text:list-item>
          <text:p text:style-name="P24">Mye enig med Thales</text:p>
          <text:list>
            <text:list-item>
              <text:p text:style-name="P24">Men alt er luft</text:p>
            </text:list-item>
          </text:list>
        </text:list-item>
      </text:list>
      <text:p text:style-name="P6">Heraklit</text:p>
      <text:list xml:id="list8989277817806505337" text:style-name="L4">
        <text:list-item>
          <text:p text:style-name="P25">Også enige</text:p>
          <text:list>
            <text:list-item>
              <text:p text:style-name="P25">Men alt er ild</text:p>
            </text:list-item>
          </text:list>
        </text:list-item>
      </text:list>
      <text:p text:style-name="P6">Partenides</text:p>
      <text:list xml:id="list9185799353785865855" text:style-name="L5">
        <text:list-item>
          <text:p text:style-name="P26">Ikke like enig</text:p>
          <text:list>
            <text:list-item>
              <text:p text:style-name="P26">Mener alt er en illusjon</text:p>
              <text:list>
                <text:list-item>
                  <text:p text:style-name="P26">Kjent for mye paradokser</text:p>
                </text:list-item>
              </text:list>
            </text:list-item>
          </text:list>
        </text:list-item>
      </text:list>
      <text:p text:style-name="P6">Demokritt</text:p>
      <text:list xml:id="list2209823790987158741" text:style-name="L6">
        <text:list-item>
          <text:p text:style-name="P27">Atomisme</text:p>
          <text:list>
            <text:list-item>
              <text:p text:style-name="P27">Verden kan forståes</text:p>
              <text:list>
                <text:list-item>
                  <text:p text:style-name="P27">Sammensatt av mange små byggeklosser kalt atomer</text:p>
                </text:list-item>
              </text:list>
            </text:list-item>
            <text:list-item>
              <text:p text:style-name="P27">Til gunne for all moterne vitenskap</text:p>
            </text:list-item>
            <text:list-item>
              <text:p text:style-name="P27">Undertrykt av Platon og Sokrates</text:p>
            </text:list-item>
          </text:list>
        </text:list-item>
      </text:list>
      <text:p text:style-name="P1"/>
      <text:p text:style-name="P2">Den antroposentiske vending</text:p>
      <text:list xml:id="list2876900435085511759" text:style-name="L7">
        <text:list-item>
          <text:p text:style-name="P28">Den menneskesentrete vending</text:p>
        </text:list-item>
      </text:list>
      <text:p text:style-name="P1"/>
      <text:p text:style-name="P2">Sofistene</text:p>
      <text:list xml:id="list1094228740205802747" text:style-name="L8">
        <text:list-item>
          <text:p text:style-name="P29">Gresk</text:p>
        </text:list-item>
        <text:list-item>
          <text:p text:style-name="P29">Underviste i retorikk, og hvordan styre en stat</text:p>
          <text:list>
            <text:list-item>
              <text:p text:style-name="P29">Legger grunnlag for at menneske kan lage samfunn selv</text:p>
            </text:list-item>
          </text:list>
        </text:list-item>
        <text:list-item>
          <text:p text:style-name="P29">Var viktig i det greske sammfunet siden de var så opptatte av demokratiet de hadde skapt</text:p>
        </text:list-item>
        <text:list-item>
          <text:p text:style-name="P29">Lager et skille mellom physis og natur</text:p>
        </text:list-item>
        <text:list-item>
          <text:p text:style-name="P29">Etisk relativisme</text:p>
          <text:list>
            <text:list-item>
              <text:p text:style-name="P30">Moralske normer, men de er kun gyldige relativ til det sted og tid de er funnet på</text:p>
            </text:list-item>
          </text:list>
        </text:list-item>
        <text:list-item>
          <text:p text:style-name="P32"><text:soft-page-break/>Sokrates mener at sofistene er overfladiske</text:p>
        </text:list-item>
      </text:list>
      <text:p text:style-name="P2"/>
      <text:p text:style-name="P2">Sokrates</text:p>
      <text:list xml:id="list8837279646949824909" text:style-name="L9">
        <text:list-item>
          <text:p text:style-name="P31">Er interessemessig Sofistisk</text:p>
        </text:list-item>
        <text:list-item>
          <text:p text:style-name="P31">Athen, 470-399 f.kr</text:p>
        </text:list-item>
        <text:list-item>
          <text:p text:style-name="P31">Skrev aldri, pratet med folk på torg</text:p>
        </text:list-item>
      </text:list>
      <text:p text:style-name="P3">Platon</text:p>
      <text:list xml:id="list7235365288585410214" text:style-name="L10">
        <text:list-item>
          <text:p text:style-name="P34">Sokrates lærling</text:p>
        </text:list-item>
        <text:list-item>
          <text:p text:style-name="P34">Periode som slave</text:p>
        </text:list-item>
        <text:list-item>
          <text:p text:style-name="P35">Akademiet</text:p>
          <text:list>
            <text:list-item>
              <text:p text:style-name="P35">Platons skole/universitet</text:p>
            </text:list-item>
          </text:list>
        </text:list-item>
        <text:list-item>
          <text:p text:style-name="P34">Menon</text:p>
          <text:list>
            <text:list-item>
              <text:p text:style-name="P34">Skriver 33 dialoger<text:tab/></text:p>
              <text:list>
                <text:list-item>
                  <text:p text:style-name="P34">Dialoger hvor Sokrates står i sentrum</text:p>
                  <text:list>
                    <text:list-item>
                      <text:p text:style-name="P34">Vet ikke om alle er ekte</text:p>
                    </text:list-item>
                    <text:list-item>
                      <text:p text:style-name="P34">Skrevet etter Sokrates dø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7">Idee og sanseverdenen</text:p>
          <text:list>
            <text:list-item>
              <text:p text:style-name="P37">Fornuften fra ideverden</text:p>
            </text:list-item>
            <text:list-item>
              <text:p text:style-name="P37">Sanseevne kommer fra sanseverden</text:p>
            </text:list-item>
            <text:list-item>
              <text:p text:style-name="P37">Første som kom med et slik skille</text:p>
            </text:list-item>
            <text:list-item>
              <text:p text:style-name="P37">Han mener det var en sammenheng mellom disse</text:p>
              <text:list>
                <text:list-item>
                  <text:p text:style-name="P37">En ufullkommen gjenspeiling av iddeer vises i sanseverdenen<text:tab/></text:p>
                  <text:list>
                    <text:list-item>
                      <text:p text:style-name="P37">Ellers ville alt vært rot</text:p>
                    </text:list-item>
                    <text:list-item>
                      <text:p text:style-name="P37">Hulelignelsen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p text:style-name="P4">Tekster</text:p>
      <text:p text:style-name="P4"/>
      <text:p text:style-name="P4">Platons Menon</text:p>
      <text:list xml:id="list4075981844949045919" text:style-name="L11">
        <text:list-item>
          <text:p text:style-name="P39">Menon, er en ma<text:span text:style-name="T1">n</text:span>n dialogene er oppkalt etter. </text:p>
        </text:list-item>
        <text:list-item>
          <text:p text:style-name="P39">Kan dyd læres?</text:p>
          <text:list>
            <text:list-item>
              <text:p text:style-name="P39">Sokrates besvarer med spørsmål</text:p>
              <text:list>
                <text:list-item>
                  <text:p text:style-name="P39">Hva er dyd?</text:p>
                  <text:list>
                    <text:list-item>
                      <text:p text:style-name="P39">Grekerne tolket dyd som å være sitt beste, slik Menon oppfaterdet</text:p>
                      <text:list>
                        <text:list-item>
                          <text:p text:style-name="P39">Objekter kan også ha dyd</text:p>
                        </text:list-item>
                      </text:list>
                    </text:list-item>
                    <text:list-item>
                      <text:p text:style-name="P39">Sokrates tenker nyere</text:p>
                      <text:list>
                        <text:list-item>
                          <text:p text:style-name="P39">Det er gode handlinger også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0">Er viljesvakhet mulig?</text:p>
          <text:list>
            <text:list-item>
              <text:p text:style-name="P40">Er det mulig for et menneske å trakte etter dårlige ting, selv om vi vet det er dårlig</text:p>
              <text:list>
                <text:list-item>
                  <text:p text:style-name="P40">Sokrates basicly tvinger frem Menon til å si nei</text:p>
                  <text:list>
                    <text:list-item>
                      <text:p text:style-name="P40">Men hvordan er det mulig, virker jo obviously ja</text:p>
                    </text:list-item>
                    <text:list-item>
                      <text:p text:style-name="P38">Sier at grunnen til at vi velger feil er kun hvis vi ikke har skjønt at det er dårlig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1">Menon vil vite hva dyd er</text:p>
          <text:list>
            <text:list-item>
              <text:p text:style-name="P33">Slår fast at dyd er kunskap</text:p>
            </text:list-item>
            <text:list-item>
              <text:p text:style-name="P41">Blir enige om:</text:p>
              <text:list>
                <text:list-item>
                  <text:p text:style-name="P41">at hvis dyd er kunskap må det kunne læres</text:p>
                </text:list-item>
                <text:list-item>
                  <text:p text:style-name="P41">bare er gavnlig hvis den utøves med fornuft</text:p>
                </text:list-item>
              </text:list>
            </text:list-item>
            <text:list-item>
              <text:p text:style-name="P41">Følgelig foreslår Sokrates at dyd er en slags forståelse</text:p>
            </text:list-item>
            <text:list-item>
              <text:p text:style-name="P41">Dyd er ikke et talet</text:p>
              <text:list>
                <text:list-item>
                  <text:p text:style-name="P41"><text:soft-page-break/>Da ville man sett det på små barn</text:p>
                </text:list-item>
              </text:list>
            </text:list-item>
            <text:list-item>
              <text:p text:style-name="P41">Kan dyd undervises?</text:p>
              <text:list>
                <text:list-item>
                  <text:p text:style-name="P41">Sokrates står i tvil<text:tab/></text:p>
                  <text:list>
                    <text:list-item>
                      <text:p text:style-name="P41">Da trenger man en lærer</text:p>
                    </text:list-item>
                    <text:list-item>
                      <text:p text:style-name="P41">Men mye man kan lære uten lærer</text:p>
                    </text:list-item>
                    <text:list-item>
                      <text:p text:style-name="P41">Kommer på at sofistene eksisterer</text:p>
                      <text:list>
                        <text:list-item>
                          <text:p text:style-name="P41">De er lærere over dyd</text:p>
                          <text:list>
                            <text:list-item>
                              <text:p text:style-name="P33">Men sofistene mener at normene er avhengige av tid og rom. Her kommer Platon med noe nytt. Men er det er en universell lov</text:p>
                            </text:list-item>
                            <text:list-item>
                              <text:p text:style-name="P33">Pga dette er ikke sofistene lærere, fordi de lærer kun på overflaten</text:p>
                            </text:list-item>
                            <text:list-item>
                              <text:p text:style-name="P33">Og at man ikke er gitt at man kan lære det bort til sine barn</text:p>
                              <text:list>
                                <text:list-item>
                                  <text:p text:style-name="P33">Hvem er læreren da?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3">Enige om ikke</text:p>
                </text:list-item>
              </text:list>
            </text:list-item>
            <text:list-item>
              <text:p text:style-name="P33">Gjør et skille mellom kunnskap og god oppfatning</text:p>
              <text:list>
                <text:list-item>
                  <text:p text:style-name="P33">Heller ikke fra naturens side</text:p>
                </text:list-item>
              </text:list>
            </text:list-item>
            <text:list-item>
              <text:p text:style-name="P33">Gode ledere, hvor har de fått dyden fra?</text:p>
              <text:list>
                <text:list-item>
                  <text:p text:style-name="P33">Dyden har kommet til dem fra Gudommelige lodd, konkluderer de med</text:p>
                  <text:list>
                    <text:list-item>
                      <text:p text:style-name="P33">Mao. De vet ikk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">Veldig sirkulært</text:p>
        </text:list-item>
      </text:list>
      <text:p text:style-name="P7"/>
      <text:p text:style-name="P8">Aristotiles</text:p>
      <text:list xml:id="list2357565654164407360" text:style-name="L12">
        <text:list-item>
          <text:p text:style-name="P36">Platons mest kjente elev</text:p>
        </text:list-item>
        <text:list-item>
          <text:p text:style-name="P36">Macedonia, nord Hellas</text:p>
        </text:list-item>
        <text:list-item>
          <text:p text:style-name="P36">år f.kr 384-342</text:p>
        </text:list-item>
        <text:list-item>
          <text:p text:style-name="P36">Kommer til Akademiet som 17 åring, usedvanlig begavet</text:p>
        </text:list-item>
        <text:list-item>
          <text:p text:style-name="P36">Aristoteles ser mot gud, Platon ser ut i verden. </text:p>
        </text:list-item>
      </text:list>
      <text:p text:style-name="P8"/>
      <text:list xml:id="list163912555559601" text:continue-numbering="true" text:style-name="L12">
        <text:list-item>
          <text:p text:style-name="P36">Mennesket streber av natur etter viten (episteme)</text:p>
        </text:list-item>
        <text:list-item>
          <text:p text:style-name="P36">Viten er et mål i seg selv</text:p>
        </text:list-item>
        <text:list-item>
          <text:p text:style-name="P36">Gleder oss våre sanser</text:p>
          <text:list>
            <text:list-item>
              <text:p text:style-name="P36">Spesielt syn</text:p>
            </text:list-item>
          </text:list>
        </text:list-item>
        <text:list-item>
          <text:p text:style-name="P42">Er teleolog</text:p>
          <text:list>
            <text:list-item>
              <text:p text:style-name="P42">Hevder at verdenen er styrt etter iboende formål</text:p>
            </text:list-item>
            <text:list-item>
              <text:p text:style-name="P43">Verden er som en stor organisme</text:p>
            </text:list-item>
          </text:list>
        </text:list-item>
        <text:list-item>
          <text:p text:style-name="P44">Trinn i erkjennelses gangen</text:p>
          <text:list>
            <text:list-item>
              <text:p text:style-name="P44">Trinn 1: s<text:span text:style-name="T2">ansing</text:span></text:p>
              <text:list>
                <text:list-item>
                  <text:p text:style-name="P45">Tilfelles med dyr</text:p>
                </text:list-item>
              </text:list>
            </text:list-item>
            <text:list-item>
              <text:p text:style-name="P45">Trinn 2: minne</text:p>
              <text:list>
                <text:list-item>
                  <text:p text:style-name="P45">Type forestilling, forskjellig fra begreper</text:p>
                </text:list-item>
                <text:list-item>
                  <text:p text:style-name="P45">Forutsetning for lære er sanser og mine</text:p>
                </text:list-item>
              </text:list>
            </text:list-item>
            <text:list-item>
              <text:p text:style-name="P45">Trinn 3: erfaring</text:p>
              <text:list>
                <text:list-item>
                  <text:p text:style-name="P45">Skjønne noe utifra noe mindre</text:p>
                </text:list-item>
                <text:list-item>
                  <text:p text:style-name="P45">induksjon</text:p>
                </text:list-item>
                <text:list-item>
                  <text:p text:style-name="P45">abstraksjon</text:p>
                </text:list-item>
                <text:list-item>
                  <text:p text:style-name="P45">genelarisering</text:p>
                </text:list-item>
              </text:list>
            </text:list-item>
          </text:list>
        </text:list-item>
        <text:list-item>
          <text:p text:style-name="P45">Fornuftsaktiviteter</text:p>
          <text:list>
            <text:list-item>
              <text:p text:style-name="P45"><text:span text:style-name="T3">Forskjellige ferdigeheter har forskjellige </text:span>intellektuell<text:span text:style-name="T3">e</text:span> dygd<text:span text:style-name="T3">er </text:span></text:p>
            </text:list-item>
            <text:list-item>
              <text:p text:style-name="P45">tekninkk og tekninsk ferdighet</text:p>
              <text:list>
                <text:list-item>
                  <text:p text:style-name="P46">dygd: vistom</text:p>
                </text:list-item>
              </text:list>
            </text:list-item>
            <text:list-item>
              <text:p text:style-name="P45"><text:soft-page-break/>vitenskap og teori</text:p>
              <text:list>
                <text:list-item>
                  <text:p text:style-name="P46">dygd: ferdighet</text:p>
                </text:list-item>
                <text:list-item>
                  <text:p text:style-name="P45">Ifølge Aristotelse så var det vanntette skott mellom disse (to midterste)</text:p>
                  <text:list>
                    <text:list-item>
                      <text:p text:style-name="P45">Gjennerelle synet på den tiden</text:p>
                    </text:list-item>
                    <text:list-item>
                      <text:p text:style-name="P45">Da blir det heller ikke noen industriell revolusjon :P</text:p>
                    </text:list-item>
                  </text:list>
                </text:list-item>
              </text:list>
            </text:list-item>
            <text:list-item>
              <text:p text:style-name="P45">praksis, (sam)handling</text:p>
              <text:list>
                <text:list-item>
                  <text:p text:style-name="P45">dygd: klokskap</text:p>
                </text:list-item>
              </text:list>
            </text:list-item>
            <text:list-item>
              <text:p text:style-name="P47">Arbeider med 4 typer årsaker</text:p>
              <text:list>
                <text:list-item>
                  <text:p text:style-name="P47">For hvorfor ting skjer</text:p>
                </text:list-item>
              </text:list>
            </text:list-item>
            <text:list-item>
              <text:p text:style-name="P47">Sjelen</text:p>
              <text:list>
                <text:list-item>
                  <text:p text:style-name="P47">Substanser = enhet av form og stoff avskilt fra resten av omgivelsene</text:p>
                </text:list-item>
                <text:list-item>
                  <text:p text:style-name="P47">Substans er en ting med tilstrekkelig grad av selvstendighet</text:p>
                  <text:list>
                    <text:list-item>
                      <text:p text:style-name="P47">eks organismer</text:p>
                    </text:list-item>
                  </text:list>
                </text:list-item>
                <text:list-item>
                  <text:p text:style-name="P48">Sjelen er formen til alt som har liv</text:p>
                  <text:list>
                    <text:list-item>
                      <text:p text:style-name="P48">Skilner mellom 3 livsformer</text:p>
                      <text:list>
                        <text:list-item>
                          <text:p text:style-name="P48">Plante</text:p>
                        </text:list-item>
                        <text:list-item>
                          <text:p text:style-name="P48">Dyr </text:p>
                        </text:list-item>
                        <text:list-item>
                          <text:p text:style-name="P48">Menneske</text:p>
                        </text:list-item>
                      </text:list>
                    </text:list-item>
                  </text:list>
                </text:list-item>
                <text:list-item>
                  <text:p text:style-name="P48">Sjelen eksisterer ikke som en del av legemet</text:p>
                </text:list-item>
                <text:list-item>
                  <text:p text:style-name="P49">Sjel = formen til alt som er liv</text:p>
                </text:list-item>
              </text:list>
            </text:list-item>
          </text:list>
        </text:list-item>
      </text:list>
      <text:p text:style-name="P9">Om moralen</text:p>
      <text:list xml:id="list6523267060778975183" text:style-name="L13">
        <text:list-item>
          <text:p text:style-name="P50">Alle handlinger søker mot noe godt</text:p>
        </text:list-item>
        <text:list-item>
          <text:p text:style-name="P50">Aristotiles skiller mellom virksomhet og mål</text:p>
          <text:list>
            <text:list-item>
              <text:p text:style-name="P50">Hva er målet til en handlig og hva er noe vi må gjennom for å nå målet</text:p>
            </text:list-item>
          </text:list>
        </text:list-item>
        <text:list-item>
          <text:p text:style-name="P50">Hva er det høyeste gode?</text:p>
          <text:list>
            <text:list-item>
              <text:p text:style-name="P50">Lykken</text:p>
            </text:list-item>
            <text:list-item>
              <text:p text:style-name="P50">Utfolde seg på sitt beste</text:p>
              <text:list>
                <text:list-item>
                  <text:p text:style-name="P50">Euddaimonia</text:p>
                </text:list-item>
              </text:list>
            </text:list-item>
          </text:list>
        </text:list-item>
        <text:list-item>
          <text:p text:style-name="P50">Påpeker at det ikke finnes noen første prinsippet, i motsettning til vitenskap</text:p>
        </text:list-item>
        <text:list-item>
          <text:p text:style-name="P50">Hva menes med lykke?</text:p>
          <text:list>
            <text:list-item>
              <text:p text:style-name="P50">Ikke nytelse, ifølge Aristotiles</text:p>
            </text:list-item>
            <text:list-item>
              <text:p text:style-name="P50">Ikke ære heller</text:p>
              <text:list>
                <text:list-item>
                  <text:p text:style-name="P51">Noe vår personlighet fortjener</text:p>
                </text:list-item>
              </text:list>
            </text:list-item>
            <text:list-item>
              <text:p text:style-name="P51">Begge de over er noe vi streber etter for å bli lykkelige</text:p>
            </text:list-item>
            <text:list-item>
              <text:p text:style-name="P50">Forusetter fullstendighet <text:span text:style-name="T5">for å bli lykkelig</text:span></text:p>
              <text:list>
                <text:list-item>
                  <text:p text:style-name="P50"><text:span text:style-name="T4">Fullstendighet = </text:span>Autarkeia <text:span text:style-name="T4">=</text:span> selvstyre</text:p>
                </text:list-item>
                <text:list-item>
                  <text:p text:style-name="P50">Ikke alle kan oppnå dette</text:p>
                </text:list-item>
                <text:list-item>
                  <text:p text:style-name="P52">Hos aristoteles er invid og samfunn tett sammenkoblet</text:p>
                </text:list-item>
              </text:list>
            </text:list-item>
          </text:list>
        </text:list-item>
        <text:list-item>
          <text:p text:style-name="P52">Den som har blitt utsatt mot en virksomhet som gjør en fornuftig har dyd</text:p>
          <text:list>
            <text:list-item>
              <text:p text:style-name="P52">Mennesket er formbart i motsettning til allt annet (når det kommer til dyd)</text:p>
            </text:list-item>
          </text:list>
        </text:list-item>
        <text:list-item>
          <text:p text:style-name="P52">Ikke enig med platon som mener at den som handler dydig er lykkelig</text:p>
          <text:list>
            <text:list-item>
              <text:p text:style-name="P52">Aristotiles mener 3 goder må være på plass i tillegg</text:p>
              <text:list>
                <text:list-item>
                  <text:p text:style-name="P52">Matriale</text:p>
                  <text:list>
                    <text:list-item>
                      <text:p text:style-name="P52">Rik</text:p>
                    </text:list-item>
                  </text:list>
                </text:list-item>
                <text:list-item>
                  <text:p text:style-name="P52">Sjelen</text:p>
                </text:list-item>
                <text:list-item>
                  <text:p text:style-name="P52">Kroppen (helse)</text:p>
                  <text:list>
                    <text:list-item>
                      <text:p text:style-name="P52">Utseende</text:p>
                    </text:list-item>
                    <text:list-item>
                      <text:p text:style-name="P52">Adelig</text:p>
                    </text:list-item>
                  </text:list>
                </text:list-item>
              </text:list>
            </text:list-item>
          </text:list>
        </text:list-item>
      </text:list>
      <text:p text:style-name="P10"><text:soft-page-break/>Forlater anntikken</text:p>
      <text:p text:style-name="P10">Annkommer 1596</text:p>
      <text:p text:style-name="P10">Senrensanse (gjenfødelse)</text:p>
      <text:p text:style-name="P10">Decart<text:span text:style-name="T6">es</text:span></text:p>
      <text:list xml:id="list1292560744487260242" text:style-name="L14">
        <text:list-item>
          <text:p text:style-name="P53">Rasjonalisme</text:p>
        </text:list-item>
      </text:list>
      <text:list xml:id="list269934248059086707" text:style-name="L15">
        <text:list-item>
          <text:p text:style-name="P54">Fransk</text:p>
        </text:list-item>
        <text:list-item>
          <text:p text:style-name="P54">Metodisk tvil</text:p>
          <text:list>
            <text:list-item>
              <text:p text:style-name="P54">Filosofisk metode</text:p>
            </text:list-item>
            <text:list-item>
              <text:p text:style-name="P54">Forkaster alt som usant hvis det er mulighet å tvile på at en påstand er sann</text:p>
            </text:list-item>
          </text:list>
        </text:list-item>
        <text:list-item>
          <text:p text:style-name="P54">Sansenes observasjon av fjerne gjenstander er noe vi kan tvile på</text:p>
        </text:list-item>
        <text:list-item>
          <text:p text:style-name="P54">Kan også tvile på vår egen kropp</text:p>
          <text:list>
            <text:list-item>
              <text:p text:style-name="P54">Eks drømmer</text:p>
            </text:list-item>
          </text:list>
        </text:list-item>
      </text:list>
      <text:p text:style-name="P11">«<text:span text:style-name="T7">Jeg tenker altså er jeg»</text:span></text:p>
      <text:list xml:id="list3358617194368775823" text:style-name="L16">
        <text:list-item>
          <text:p text:style-name="P55">Altså er ha, men hva er han?</text:p>
        </text:list-item>
        <text:list-item>
          <text:p text:style-name="P55">Bevistheten girpes gjennom en tankeakt</text:p>
        </text:list-item>
        <text:list-item>
          <text:p text:style-name="P55">Kroppen gripes billedmessig</text:p>
        </text:list-item>
        <text:list-item>
          <text:p text:style-name="P56">Billedevnen kan kun brukes på ytre gjenstander</text:p>
        </text:list-item>
        <text:list-item>
          <text:p text:style-name="P56">Vi er en tenkenedeting</text:p>
          <text:list>
            <text:list-item>
              <text:p text:style-name="P56">Bevissthetskomponent er tilstede</text:p>
            </text:list-item>
          </text:list>
        </text:list-item>
      </text:list>
      <text:p text:style-name="P12">Ettere å forstå det vi har bilder av enn det vi ikke har</text:p>
      <text:p text:style-name="P12">Primære sansekvaliteter</text:p>
      <text:list xml:id="list1822307811160234225" text:style-name="L17">
        <text:list-item>
          <text:p text:style-name="P57">De kvalitetene til en ting som kan måles matematiks</text:p>
          <text:list>
            <text:list-item>
              <text:p text:style-name="P57">Lengde, vekt, osv</text:p>
            </text:list-item>
          </text:list>
        </text:list-item>
      </text:list>
      <text:p text:style-name="P12">Sekundære sansekvaliteter</text:p>
      <text:list xml:id="list4059566184037504018" text:style-name="L18">
        <text:list-item>
          <text:p text:style-name="P58">Lyd, Lukt osv</text:p>
          <text:list>
            <text:list-item>
              <text:p text:style-name="P59">Kan ikke måle dette på atomnivå</text:p>
            </text:list-item>
          </text:list>
        </text:list-item>
      </text:list>
      <text:p text:style-name="P13">Det som er objektivt ved ting er ikke sannsekvalitetene men at tingen kan forestilles med et sett av billedlige kvaliteter</text:p>
      <text:list xml:id="list9048724979766818084" text:style-name="L19">
        <text:list-item>
          <text:p text:style-name="P60">Det fyller rommet</text:p>
        </text:list-item>
        <text:list-item>
          <text:p text:style-name="P61">Stoff er utstrekning</text:p>
        </text:list-item>
        <text:list-item>
          <text:p text:style-name="P61">Ustrekninb = Res extensa</text:p>
        </text:list-item>
      </text:list>
      <text:p text:style-name="P11"><text:tab/></text:p>
      <text:p text:style-name="P11"/>
      <text:p text:style-name="P14">David Hume 1711 – 1776</text:p>
      <text:p text:style-name="P14">Skotte</text:p>
      <text:p text:style-name="P14"/>
      <text:list xml:id="list4563616318008628567" text:style-name="L20">
        <text:list-item>
          <text:p text:style-name="P62">Empirist</text:p>
        </text:list-item>
        <text:list-item>
          <text:p text:style-name="P62">Sansingen er kanskapens kilde og målestokk</text:p>
        </text:list-item>
        <text:list-item>
          <text:p text:style-name="P62"/>
        </text:list-item>
      </text:list>
      <text:p text:style-name="P11"/>
      <text:p text:style-name="P21">Imanuel Kant, <text:span text:style-name="T8">1724 -1804</text:span></text:p>
      <text:p text:style-name="P15">Fra Königsberg (tysk kultur men ligger i tidligere østprøysen)</text:p>
      <text:p text:style-name="P15"/>
      <text:p text:style-name="P15">Kritik der reinen Vernumft, 1781 – mest kjente verk</text:p>
      <text:list xml:id="list7803060851851750821" text:style-name="L21">
        <text:list-item>
          <text:p text:style-name="P63">Kritikk den rene fornuft</text:p>
        </text:list-item>
      </text:list>
      <text:p text:style-name="P15"/>
      <text:p text:style-name="P15">Sterkt påvirket av Hume, blander rationalisme(baserer på fornuft) og empirisme(baserer på erfaring).</text:p>
      <text:p text:style-name="P15"/>
      <text:p text:style-name="P15">Transendental filosofi</text:p>
      <text:list xml:id="list3875255045827306792" text:style-name="L22">
        <text:list-item>
          <text:p text:style-name="P64"><text:soft-page-break/>Oppfunnet av Kant</text:p>
        </text:list-item>
        <text:list-item>
          <text:p text:style-name="P64">Ikke helt det samme som det simone mener</text:p>
          <text:list>
            <text:list-item>
              <text:p text:style-name="P64">Transedent er den andre siden</text:p>
            </text:list-item>
            <text:list-item>
              <text:p text:style-name="P64">Imanent er denne siden</text:p>
            </text:list-item>
            <text:list-item>
              <text:p text:style-name="P64">Kant mener det har med grenser å gjøre</text:p>
            </text:list-item>
          </text:list>
        </text:list-item>
        <text:list-item>
          <text:p text:style-name="P65">Das ding an sich</text:p>
          <text:list>
            <text:list-item>
              <text:p text:style-name="P65">Grensebregrep</text:p>
            </text:list-item>
          </text:list>
        </text:list-item>
        <text:list-item>
          <text:p text:style-name="P65">Kopernikans revousjon</text:p>
          <text:list>
            <text:list-item>
              <text:list>
                <text:list-item>
                  <text:p text:style-name="P66">Solen er i verdens sentrum</text:p>
                </text:list-item>
              </text:list>
            </text:list-item>
            <text:list-item>
              <text:p text:style-name="P66">Dvs den var like revlosjonerende som at sola stod i midten</text:p>
            </text:list-item>
            <text:list-item>
              <text:p text:style-name="P66">Vår viten retter seg etter gjenstander er vanlig å tenke, men er heller at verden er styrt av oss</text:p>
            </text:list-item>
          </text:list>
        </text:list-item>
      </text:list>
      <text:p text:style-name="P16">Kant – ERKJENNELSESEVNER</text:p>
      <text:list xml:id="list618410045994567445" text:style-name="L23">
        <text:list-item>
          <text:p text:style-name="P67">Sansing</text:p>
          <text:list>
            <text:list-item>
              <text:p text:style-name="P67">Funksjon; Motta intrykk</text:p>
            </text:list-item>
            <text:list-item>
              <text:p text:style-name="P67">Form <text:tab/></text:p>
              <text:list>
                <text:list-item>
                  <text:p text:style-name="P67">Annskuelsesformer</text:p>
                  <text:list>
                    <text:list-item>
                      <text:p text:style-name="P67">Rom, tid</text:p>
                      <text:list>
                        <text:list-item>
                          <text:p text:style-name="P68">Kant mener rom og tid heftes ved oss. Vi gjør at de eksisterer.</text:p>
                        </text:list-item>
                        <text:list-item>
                          <text:p text:style-name="P68">Kant og Newton er enige, uenig med Leibnitz og Einstei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8">Forstand</text:p>
          <text:list>
            <text:list-item>
              <text:p text:style-name="P68">Det vi erkjenner</text:p>
            </text:list-item>
            <text:list-item>
              <text:p text:style-name="P69">Funkjson; Felle dommer</text:p>
              <text:list>
                <text:list-item>
                  <text:p text:style-name="P69">Sette frem påstander</text:p>
                  <text:list>
                    <text:list-item>
                      <text:p text:style-name="P70">Binde sammen begreper etter regler </text:p>
                    </text:list-item>
                  </text:list>
                </text:list-item>
              </text:list>
            </text:list-item>
            <text:list-item>
              <text:p text:style-name="P70">Form</text:p>
              <text:list>
                <text:list-item>
                  <text:p text:style-name="P70">Kategorier</text:p>
                  <text:list>
                    <text:list-item>
                      <text:p text:style-name="P70">Fra aristotiles; det mest almene du kan si om noe</text:p>
                    </text:list-item>
                    <text:list-item>
                      <text:p text:style-name="P71">Justerer det litt og legger til to til, ender altså opp med 12 stk</text:p>
                    </text:list-item>
                    <text:list-item>
                      <text:p text:style-name="P71">Deles igjen opp i fire, <text:span text:style-name="T9">med 3 i hver. Når vi snakker om verden må man alltid bruke en kategori for hver oppsamling</text:span></text:p>
                      <text:list>
                        <text:list-item>
                          <text:p text:style-name="P71">Kvantitative</text:p>
                          <text:list>
                            <text:list-item>
                              <text:p text:style-name="P72">Tellbarhet</text:p>
                            </text:list-item>
                          </text:list>
                        </text:list-item>
                        <text:list-item>
                          <text:p text:style-name="P71">Kvalitative</text:p>
                          <text:list>
                            <text:list-item>
                              <text:p text:style-name="P72">Grader</text:p>
                            </text:list-item>
                          </text:list>
                        </text:list-item>
                        <text:list-item>
                          <text:p text:style-name="P71">Modale</text:p>
                          <text:list>
                            <text:list-item>
                              <text:p text:style-name="P72">Virkelighetsstatus, mulig/umulig</text:p>
                            </text:list-item>
                          </text:list>
                        </text:list-item>
                        <text:list-item>
                          <text:p text:style-name="P71">Relasjonskategorier</text:p>
                          <text:list>
                            <text:list-item>
                              <text:p text:style-name="P72">Substanskategorien</text:p>
                              <text:list>
                                <text:list-item>
                                  <text:p text:style-name="P73">Newtons treghetslov</text:p>
                                </text:list-item>
                                <text:list-item>
                                  <text:p text:style-name="P73">Når vi måler en egenskap må substansen holdes konstant<text:tab/></text:p>
                                </text:list-item>
                              </text:list>
                            </text:list-item>
                            <text:list-item>
                              <text:p text:style-name="P72">Årsakskategorien</text:p>
                              <text:list>
                                <text:list-item>
                                  <text:p text:style-name="P73">Newtons lov x</text:p>
                                </text:list-item>
                                <text:list-item>
                                  <text:p text:style-name="P73">Årsak/virkning</text:p>
                                </text:list-item>
                                <text:list-item>
                                  <text:p text:style-name="P73">Alt har en årsak, vet vi på forhån. Men hva den er må vi sjekke</text:p>
                                </text:list-item>
                                <text:list-item>
                                  <text:p text:style-name="P73">Vekselsvirkning</text:p>
                                  <text:list>
                                    <text:list-item>
                                      <text:p text:style-name="P74">Newtons lov y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5">Samme formnee for alle mennesker</text:p>
          <text:list>
            <text:list-item>
              <text:p text:style-name="P76"><text:soft-page-break/>Intersubjektiv verden</text:p>
            </text:list-item>
            <text:list-item>
              <text:p text:style-name="P77">Ellers ville vi levd i hver vår verden</text:p>
            </text:list-item>
          </text:list>
        </text:list-item>
        <text:list-item>
          <text:p text:style-name="P78">Skiller mellom forstand og fornuft, første som gjør dette</text:p>
        </text:list-item>
        <text:list-item>
          <text:p text:style-name="P78">Fornuft = trekke slutninger</text:p>
          <text:list>
            <text:list-item>
              <text:p text:style-name="P78">Forstand gjør dette helt uten å tenke seg om</text:p>
            </text:list-item>
            <text:list-item>
              <text:p text:style-name="P78">Fornuften får oss til å stille spørsmål</text:p>
            </text:list-item>
            <text:list-item>
              <text:p text:style-name="P78">Kan strekke den for langt. Da har man selvmotsigelser</text:p>
              <text:list>
                <text:list-item>
                  <text:p text:style-name="P78">Krittikken av fornuften</text:p>
                </text:list-item>
                <text:list-item>
                  <text:p text:style-name="P79">Anvendes på noe som ikke er gitt ved erfaring</text:p>
                </text:list-item>
              </text:list>
            </text:list-item>
            <text:list-item>
              <text:p text:style-name="P80">Form; ideer</text:p>
            </text:list-item>
          </text:list>
        </text:list-item>
        <text:list-item>
          <text:p text:style-name="P81">Verden er delt i to, vi har fri vilje men alt annet er forhåndsbestemt</text:p>
        </text:list-item>
      </text:list>
      <text:p text:style-name="P17"/>
      <text:p text:style-name="P18">Erfaring er ikke det samme som trening. <text:span text:style-name="T11">Empirisk tilverks.</text:span></text:p>
      <text:p text:style-name="P82">a priori- forutf</text:p>
      <text:list xml:id="list3189914158506669120" text:style-name="L24">
        <text:list-item>
          <text:p text:style-name="P83">Dommer, påstander</text:p>
        </text:list-item>
        <text:list-item>
          <text:p text:style-name="P84">Kan ikke komme fra erfaring</text:p>
          <text:list>
            <text:list-item>
              <text:p text:style-name="P84">For erfaring er kun på enkelttilfeller</text:p>
            </text:list-item>
          </text:list>
        </text:list-item>
        <text:list-item>
          <text:p text:style-name="P83">Aller forandringer har en årsak</text:p>
          <text:list>
            <text:list-item>
              <text:p text:style-name="P83">Mye strengere enn hume</text:p>
            </text:list-item>
          </text:list>
        </text:list-item>
        <text:list-item>
          <text:p text:style-name="P84">eks. Alle unkarer er ugifte</text:p>
        </text:list-item>
      </text:list>
      <text:p text:style-name="P17"><text:span text:style-name="T10">a postoriori - etterpå</text:span> </text:p>
      <text:p text:style-name="P17"/>
      <text:p text:style-name="P19">Ideer </text:p>
      <text:list xml:id="list7936036840010635969" text:style-name="L25">
        <text:list-item>
          <text:p text:style-name="P85">Skinnerkjennelse kan ikke korrigeres av erfaringer</text:p>
        </text:list-item>
        <text:list-item>
          <text:p text:style-name="P85"/>
        </text:list-item>
      </text:list>
      <text:p text:style-name="P19">Fornuftnes oppgave består i stor del i å analysere begreper vi allerede har</text:p>
      <text:p text:style-name="P19"/>
      <text:p text:style-name="P19">Analytisk dom</text:p>
      <text:list xml:id="list8761109513843711044" text:style-name="L26">
        <text:list-item>
          <text:p text:style-name="P86">Dom hvor det logiske predikat er allerede tenkt inneholdt i det logiske subjekt</text:p>
        </text:list-item>
        <text:list-item>
          <text:p text:style-name="P86">Eks. Alle legemer har utstrekning</text:p>
          <text:list>
            <text:list-item>
              <text:p text:style-name="P86">Logiske predikat her er utstreknign<text:tab/></text:p>
              <text:list>
                <text:list-item>
                  <text:p text:style-name="P86">Dvs utstrenkning er allerede innehold i legeme</text:p>
                </text:list-item>
              </text:list>
            </text:list-item>
          </text:list>
        </text:list-item>
        <text:list-item>
          <text:p text:style-name="P86">Tilbringer ikke ny kunskap</text:p>
          <text:list>
            <text:list-item>
              <text:p text:style-name="P86">Tautologier</text:p>
            </text:list-item>
          </text:list>
        </text:list-item>
      </text:list>
      <text:p text:style-name="P19">Syntetisk dom</text:p>
      <text:list xml:id="list3515593612021402498" text:style-name="L27">
        <text:list-item>
          <text:p text:style-name="P87">Erkjennelsesutvidene </text:p>
          <text:list>
            <text:list-item>
              <text:p text:style-name="P87">Logiske predikat er ikke inneholdt i logisk subjekt</text:p>
            </text:list-item>
          </text:list>
        </text:list-item>
      </text:list>
      <text:p text:style-name="P19"/>
      <text:p text:style-name="P19"/>
      <text:p text:style-name="P20">apriori og analytisk - <text:s/>ting vi vet fra før uten å tilegne kunskap</text:p>
      <text:p text:style-name="P20">apriori og syntetisk - <text:s/>ting vi vet er sant på før av men fortsatt tilgir mer kunskap</text:p>
      <text:p text:style-name="P20">apostpriori og syntetisk – vanlige påstander. Ikke sikkert fra før av men tilegner kunnskap</text:p>
      <text:p text:style-name="P20">apostpriori og analytisk – finnes ikke.</text:p>
      <text:p text:style-name="P20"/>
      <text:p text:style-name="P20">Matematikk er syntetisk apriori, <text:span text:style-name="T12">hume mener analytisk apriori</text:span></text:p>
      <text:p text:style-name="P20"/>
      <text:p text:style-name="P89">Etikk</text:p>
      <text:list xml:id="list4132354875973763242" text:style-name="L28">
        <text:list-item>
          <text:p text:style-name="P90">pliktetikk</text:p>
        </text:list-item>
        <text:list-item>
          <text:p text:style-name="P91">Det gode i kraft av seg selv</text:p>
        </text:list-item>
        <text:list-item>
          <text:p text:style-name="P91">Mennesker er todeltevenser</text:p>
          <text:list>
            <text:list-item>
              <text:p text:style-name="P91"><text:soft-page-break/>To ulike instanser/bestemmelsesunker</text:p>
              <text:list>
                <text:list-item>
                  <text:p text:style-name="P91">Sanselighet</text:p>
                  <text:list>
                    <text:list-item>
                      <text:p text:style-name="P91">Til felles med dyrene</text:p>
                      <text:list>
                        <text:list-item>
                          <text:p text:style-name="P91">Bejær</text:p>
                          <text:list>
                            <text:list-item>
                              <text:p text:style-name="P91">Lystbetont og behagelig å tilfredstille bejær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1">Fornuf</text:p>
                  <text:list>
                    <text:list-item>
                      <text:p text:style-name="P91">Fornuft som mål middel tenknng</text:p>
                      <text:list>
                        <text:list-item>
                          <text:p text:style-name="P91">Ikke sterk nok til å føre frem til lykke</text:p>
                        </text:list-item>
                      </text:list>
                    </text:list-item>
                    <text:list-item>
                      <text:p text:style-name="P91">Instrumentell hadling</text:p>
                      <text:list>
                        <text:list-item>
                          <text:p text:style-name="P91">Bruker midler for å nå et mål</text:p>
                        </text:list-item>
                      </text:list>
                    </text:list-item>
                    <text:list-item>
                      <text:p text:style-name="P91">Regelstyrt handling</text:p>
                      <text:list>
                        <text:list-item>
                          <text:p text:style-name="P91">Irrasjoelle handlinger styrt av regler<text:tab/></text:p>
                          <text:list>
                            <text:list-item>
                              <text:p text:style-name="P91">Eks ikke tråkk på streker</text:p>
                            </text:list-item>
                          </text:list>
                        </text:list-item>
                        <text:list-item>
                          <text:p text:style-name="P91">Gode vilje er viljent til å følge plik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1">Lykke</text:p>
          <text:list>
            <text:list-item>
              <text:p text:style-name="P91">Ved tilfresstilt bejær får vi en ide av lykke</text:p>
            </text:list-item>
          </text:list>
        </text:list-item>
        <text:list-item>
          <text:p text:style-name="P91">Vi er ofer for viljesvakhet</text:p>
          <text:list>
            <text:list-item>
              <text:p text:style-name="P91">Kan ofre fremtidig lykke for å bli lykkelig nå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nb" fo:country="NO" officeooo:rsid="0046a607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16:24:10.867002657</meta:creation-date>
    <dc:date>2016-09-27T16:39:12.293335626</dc:date>
    <meta:editing-duration>PT8H26M40S</meta:editing-duration>
    <meta:editing-cycles>35</meta:editing-cycles>
    <meta:generator>LibreOffice/5.1.4.2$Linux_X86_64 LibreOffice_project/10m0$Build-2</meta:generator>
    <meta:document-statistic meta:table-count="0" meta:image-count="0" meta:object-count="0" meta:page-count="8" meta:paragraph-count="333" meta:word-count="1986" meta:character-count="10310" meta:non-whitespace-character-count="8918"/>
  </office:meta>
</office:document-meta>
</file>